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4.19cm" fo:margin-left="1.439cm" table:align="left"/>
    </style:style>
    <style:style style:name="Таблица1.A" style:family="table-column">
      <style:table-column-properties style:column-width="14.19cm"/>
    </style:style>
    <style:style style:name="Таблица1.A1" style:family="table-cell">
      <style:table-cell-properties fo:background-color="#b2b2b2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2f53fe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325aae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332306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2f53fe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Noto Mono" fo:font-size="12pt" officeooo:rsid="002869a3" officeooo:paragraph-rsid="002f53fe" style:font-size-asian="12pt" style:font-size-complex="12pt"/>
    </style:style>
    <style:style style:name="P6" style:family="paragraph" style:parent-style-name="Text_20_body">
      <style:text-properties style:font-name="DejaVu Serif" fo:font-size="14pt" officeooo:rsid="002705d1" officeooo:paragraph-rsid="0034473c" style:font-size-asian="14pt" style:font-size-complex="14pt"/>
    </style:style>
    <style:style style:name="P7" style:family="paragraph" style:parent-style-name="Text_20_body">
      <style:text-properties style:font-name="Liberation Sans" fo:font-size="16.1000003814697pt" fo:font-weight="bold" officeooo:rsid="0037e122" officeooo:paragraph-rsid="0037e122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P8" style:family="paragraph" style:parent-style-name="Title">
      <style:text-properties fo:font-size="20pt" style:font-size-asian="20pt" style:font-size-complex="20pt"/>
    </style:style>
    <style:style style:name="P9" style:family="paragraph" style:parent-style-name="Text_20_body" style:list-style-name="L1">
      <style:text-properties style:font-name="DejaVu Serif" fo:font-size="14pt" officeooo:rsid="001f79de" officeooo:paragraph-rsid="001f199e" style:font-size-asian="14pt" style:font-size-complex="14pt"/>
    </style:style>
    <style:style style:name="P10" style:family="paragraph" style:parent-style-name="Text_20_body" style:list-style-name="L1">
      <style:text-properties style:font-name="DejaVu Serif" fo:font-size="14pt" officeooo:rsid="001fd1e6" officeooo:paragraph-rsid="00210e10" style:font-size-asian="14pt" style:font-size-complex="14pt"/>
    </style:style>
    <style:style style:name="P11" style:family="paragraph" style:parent-style-name="Text_20_body" style:list-style-name="L1">
      <style:text-properties style:font-name="DejaVu Serif" fo:font-size="14pt" officeooo:rsid="002306c0" officeooo:paragraph-rsid="002306c0" style:font-size-asian="14pt" style:font-size-complex="14pt"/>
    </style:style>
    <style:style style:name="P12" style:family="paragraph" style:parent-style-name="Text_20_body" style:list-style-name="L1">
      <style:text-properties style:font-name="DejaVu Serif" fo:font-size="14pt" officeooo:rsid="0024abe7" officeooo:paragraph-rsid="0026649b" style:font-size-asian="14pt" style:font-size-complex="14pt"/>
    </style:style>
    <style:style style:name="P13" style:family="paragraph" style:parent-style-name="Text_20_body" style:list-style-name="L1">
      <style:text-properties style:font-name="DejaVu Serif" fo:font-size="14pt" officeooo:rsid="00269df4" officeooo:paragraph-rsid="00269df4" style:font-size-asian="14pt" style:font-size-complex="14pt"/>
    </style:style>
    <style:style style:name="P14" style:family="paragraph" style:parent-style-name="Text_20_body" style:list-style-name="L1">
      <style:text-properties style:font-name="DejaVu Serif" fo:font-size="14pt" officeooo:rsid="002705d1" officeooo:paragraph-rsid="002705d1" style:font-size-asian="14pt" style:font-size-complex="14pt"/>
    </style:style>
    <style:style style:name="P15" style:family="paragraph" style:parent-style-name="Text_20_body" style:list-style-name="L2">
      <style:text-properties style:font-name="DejaVu Serif" fo:font-size="14pt" officeooo:rsid="0037e122" officeooo:paragraph-rsid="0037e122" style:font-size-asian="14pt" style:font-size-complex="14pt"/>
    </style:style>
    <style:style style:name="P16" style:family="paragraph" style:parent-style-name="Text_20_body" style:list-style-name="L2">
      <style:text-properties style:font-name="DejaVu Serif" fo:font-size="14pt" officeooo:rsid="00407298" officeooo:paragraph-rsid="00407298" style:font-size-asian="14pt" style:font-size-complex="14pt"/>
    </style:style>
    <style:style style:name="P17" style:family="paragraph" style:parent-style-name="Text_20_body" style:list-style-name="L2">
      <style:text-properties style:font-name="DejaVu Serif" fo:font-size="14pt" officeooo:rsid="00392bfe" officeooo:paragraph-rsid="00392bfe" style:font-size-asian="14pt" style:font-size-complex="14pt"/>
    </style:style>
    <style:style style:name="P18" style:family="paragraph" style:parent-style-name="Text_20_body" style:list-style-name="L2">
      <style:text-properties style:font-name="DejaVu Serif" fo:font-size="14pt" officeooo:rsid="003c827b" officeooo:paragraph-rsid="003c827b" style:font-size-asian="14pt" style:font-size-complex="14pt"/>
    </style:style>
    <style:style style:name="P19" style:family="paragraph" style:parent-style-name="Text_20_body" style:list-style-name="L2">
      <style:text-properties style:font-name="DejaVu Serif" fo:font-size="14pt" officeooo:rsid="003e2ed8" officeooo:paragraph-rsid="003e2ed8" style:font-size-asian="14pt" style:font-size-complex="14pt"/>
    </style:style>
    <style:style style:name="P20" style:family="paragraph" style:parent-style-name="Text_20_body" style:list-style-name="L2">
      <style:text-properties style:font-name="DejaVu Serif" fo:font-size="14pt" officeooo:rsid="003f80f3" officeooo:paragraph-rsid="003f80f3" style:font-size-asian="14pt" style:font-size-complex="14pt"/>
    </style:style>
    <style:style style:name="P21" style:family="paragraph" style:parent-style-name="Text_20_body" style:list-style-name="L2">
      <style:text-properties style:font-name="DejaVu Serif" fo:font-size="14pt" officeooo:rsid="0049ea25" officeooo:paragraph-rsid="0049ea25" style:font-size-asian="14pt" style:font-size-complex="14pt"/>
    </style:style>
    <style:style style:name="T1" style:family="text">
      <style:text-properties officeooo:rsid="001f79de"/>
    </style:style>
    <style:style style:name="T2" style:family="text">
      <style:text-properties officeooo:rsid="001fd1e6"/>
    </style:style>
    <style:style style:name="T3" style:family="text">
      <style:text-properties officeooo:rsid="00210e10"/>
    </style:style>
    <style:style style:name="T4" style:family="text">
      <style:text-properties officeooo:rsid="0024abe7"/>
    </style:style>
    <style:style style:name="T5" style:family="text">
      <style:text-properties officeooo:rsid="0026649b"/>
    </style:style>
    <style:style style:name="T6" style:family="text">
      <style:text-properties officeooo:rsid="002869a3"/>
    </style:style>
    <style:style style:name="T7" style:family="text">
      <style:text-properties officeooo:rsid="002bc23c"/>
    </style:style>
    <style:style style:name="T8" style:family="text">
      <style:text-properties officeooo:rsid="002d8866"/>
    </style:style>
    <style:style style:name="T9" style:family="text">
      <style:text-properties fo:color="#1e6a39"/>
    </style:style>
    <style:style style:name="T10" style:family="text">
      <style:text-properties fo:color="#1e6a39" officeooo:rsid="00332306"/>
    </style:style>
    <style:style style:name="T11" style:family="text">
      <style:text-properties officeooo:rsid="00307046"/>
    </style:style>
    <style:style style:name="T12" style:family="text">
      <style:text-properties officeooo:rsid="00325aae"/>
    </style:style>
    <style:style style:name="T13" style:family="text">
      <style:text-properties officeooo:rsid="00332306"/>
    </style:style>
    <style:style style:name="T14" style:family="text">
      <style:text-properties officeooo:rsid="0034473c"/>
    </style:style>
    <style:style style:name="T15" style:family="text">
      <style:text-properties officeooo:rsid="00392bfe"/>
    </style:style>
    <style:style style:name="T16" style:family="text">
      <style:text-properties officeooo:rsid="0040bbb0"/>
    </style:style>
    <style:style style:name="T17" style:family="text">
      <style:text-properties officeooo:rsid="0041dff1"/>
    </style:style>
    <style:style style:name="T18" style:family="text">
      <style:text-properties officeooo:rsid="00464634"/>
    </style:style>
    <style:style style:name="T19" style:family="text">
      <style:text-properties fo:color="#ff0000" officeooo:rsid="00392bfe"/>
    </style:style>
    <style:style style:name="T20" style:family="text">
      <style:text-properties fo:color="#ff0000" style:text-line-through-style="solid" style:text-line-through-type="single" officeooo:rsid="00392bfe"/>
    </style:style>
    <style:style style:name="T21" style:family="text">
      <style:text-properties officeooo:rsid="004a536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Архивация журналов регистрации за необходимый промежуток времени</text:p>
      <text:h text:style-name="Heading_20_1" text:outline-level="1">Описание работы ПО</text:h>
      <text:h text:style-name="Heading_20_2" text:outline-level="2"><text:span text:style-name="T16">1. </text:span>Запрос архивных материалов</text:h>
      <text:list xml:id="list42846117" text:style-name="L1">
        <text:list-item>
          <text:p text:style-name="P9">Создание папки (если еще нет) /backup/auth командой mkdir;</text:p>
        </text:list-item>
        <text:list-item>
          <text:p text:style-name="P10">Считывание файлов из папки по шаблону auth_yyyy.MM.dd_yyyy.MM.dd.<text:span text:style-name="T18">log</text:span>.gz, <text:span text:style-name="T3">где </text:span>yyyy.MM.dd <text:span text:style-name="T3">даты начала и окончания лога;</text:span></text:p>
        </text:list-item>
        <text:list-item>
          <text:p text:style-name="P11">Создание временной папки /tmp/authlog <text:span text:style-name="T1">командой mkdir;</text:span></text:p>
        </text:list-item>
        <text:list-item>
          <text:p text:style-name="P12">Копирование и распаковка лог-файлов /var/log/auth.log*** <text:span text:style-name="T5">в созданую папку /tmp/authlog;</text:span></text:p>
        </text:list-item>
        <text:list-item>
          <text:p text:style-name="P13">Для каждого из файлов <text:span text:style-name="T4">/var/log/auth.log*** </text:span>считываем и сохраняем данные о начале и окончании лога;</text:p>
        </text:list-item>
        <text:list-item>
          <text:p text:style-name="P14">Отправка данных на клиента в JSON формате:</text:p>
        </text:list-item>
      </text:list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{</text:p>
            <text:p text:style-name="P1"><text:s text:c="2"/>"<text:span text:style-name="T9">version</text:span>":"1.<text:span text:style-name="T13">0.0</text:span>",</text:p>
            <text:p text:style-name="P1"><text:s text:c="2"/>"<text:span text:style-name="T9">object</text:span>":"<text:span text:style-name="T11">controller_journal</text:span>",</text:p>
            <text:p text:style-name="P2"><text:s text:c="2"/>"<text:span text:style-name="T9">operation</text:span>":"<text:span text:style-name="T12">list_logs</text:span>",</text:p>
            <text:p text:style-name="P3"><text:s text:c="2"/>"<text:span text:style-name="T10">state</text:span>":"<text:span text:style-name="T13">done</text:span>",</text:p>
            <text:p text:style-name="P1"><text:s text:c="2"/>"<text:span text:style-name="T9">data</text:span>":<text:span text:style-name="T6">[</text:span></text:p>
            <text:p text:style-name="P1"><text:s text:c="4"/><text:span text:style-name="T6">{</text:span></text:p>
            <text:p text:style-name="P1"><text:s text:c="6"/>"<text:span text:style-name="T9">type</text:span>":"<text:span text:style-name="T8">тип (archive или source)</text:span>"</text:p>
            <text:p text:style-name="P1"><text:s text:c="6"/>"<text:span text:style-name="T9">start_date</text:span>":"<text:span text:style-name="T8">Дата начала лога</text:span>"</text:p>
            <text:p text:style-name="P1"><text:s text:c="6"/>"<text:span text:style-name="T9">stop_date</text:span>":"<text:span text:style-name="T8">Дата окончания лога</text:span>"</text:p>
            <text:p text:style-name="P1"><text:s text:c="4"/><text:span text:style-name="T6">}</text:span></text:p>
            <text:p text:style-name="P1"><text:s text:c="4"/><text:span text:style-name="T6">{</text:span></text:p>
            <text:p text:style-name="P1"><text:s text:c="6"/>"<text:span text:style-name="T9">type</text:span>":"<text:span text:style-name="T6">archive</text:span>"</text:p>
            <text:p text:style-name="P1"><text:s text:c="6"/>"<text:span text:style-name="T9">start_date</text:span>":"<text:span text:style-name="T6">2018-07-01</text:span>"</text:p>
            <text:p text:style-name="P1"><text:s text:c="6"/>"<text:span text:style-name="T9">stop_date</text:span>":"<text:span text:style-name="T6">2018-08-31</text:span>"</text:p>
            <text:p text:style-name="P1"><text:s text:c="4"/><text:span text:style-name="T6">}</text:span></text:p>
            <text:p text:style-name="P5"><text:s text:c="4"/>{</text:p>
            <text:p text:style-name="P1"><text:s text:c="6"/>"<text:span text:style-name="T9">type</text:span>":"<text:span text:style-name="T7">source</text:span>"</text:p>
            <text:p text:style-name="P1"><text:s text:c="6"/>"<text:span text:style-name="T9">start_date</text:span>":"<text:span text:style-name="T6">2018-09-01</text:span>"</text:p>
            <text:p text:style-name="P1"><text:s text:c="6"/>"<text:span text:style-name="T9">stop_date</text:span>":"<text:span text:style-name="T6">2018-10-22</text:span>"</text:p>
            <text:p text:style-name="P1"><text:s text:c="4"/><text:span text:style-name="T6">}</text:span></text:p>
            <text:p text:style-name="P4"><text:s text:c="2"/>]</text:p>
            <text:p text:style-name="P1">}</text:p>
          </table:table-cell>
        </table:table-row>
      </table:table>
      <text:p text:style-name="P6"><text:soft-page-break/>Тут <text:span text:style-name="T14">archive — данные файлов, которые лежат в папке /backup/auth/, а source — данные в сырых файлох /tmp/authlogs/auth.log***</text:span></text:p>
      <text:p text:style-name="P7"><text:span text:style-name="T17">2. </text:span>Архивации нужного лога, согласно дате</text:p>
      <text:list xml:id="list1624412671" text:style-name="L2">
        <text:list-item>
          <text:p text:style-name="P15">Принимаем request запрос от клиента в формате path=/journal, date_start=дата_начала_лога&amp;&amp;date_stop=дата_окончания_лога<text:span text:style-name="T20">&amp;&amp;type=full</text:span><text:span text:style-name="T15">;</text:span></text:p>
        </text:list-item>
        <text:list-item>
          <text:p text:style-name="P16">Повторяем пункты 1.3 — 1.5, для обработки наиболее корректной информации;</text:p>
        </text:list-item>
        <text:list-item>
          <text:p text:style-name="P17">Создаем временный файл /tmp/authlogs/auth.log;</text:p>
        </text:list-item>
        <text:list-item>
          <text:p text:style-name="P17">Ищем все строки, которые входят в пространство принятых дат и записываем построчно в файл /tmp/authlogs/auth.log;</text:p>
        </text:list-item>
        <text:list-item>
          <text:p text:style-name="P21">Переименовываем файл в auth_<text:span text:style-name="T21">yyyy</text:span>-MM-dd_<text:span text:style-name="T21">yyyy</text:span>-MM-dd.log</text:p>
        </text:list-item>
        <text:list-item>
          <text:p text:style-name="P18">Создаем архив необходимого типа из <text:span text:style-name="T15">/tmp/authlogs/auth.log </text:span>в формате <text:span text:style-name="T2">auth_yyyy-MM-dd_yyyy-MM-dd.log.gz с помощью gzip. (Для распаковки будет использоваться gunzip);</text:span></text:p>
        </text:list-item>
        <text:list-item>
          <text:p text:style-name="P19">Переносим архив в <text:span text:style-name="T1">/backup/auth </text:span>командой mv;</text:p>
        </text:list-item>
        <text:list-item>
          <text:p text:style-name="P20">Отправляем на клиента обновленные данные (повторяем пункт «Запрос архивных материалов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2:16:45.263779060</meta:creation-date>
    <meta:generator>LibreOffice/6.2.3.2$Linux_X86_64 LibreOffice_project/6bd8f51f0bb0f42344f66a65ca86e692fe0f70bc</meta:generator>
    <dc:date>2019-05-02T08:10:30.192696710</dc:date>
    <meta:editing-duration>PT1H4M53S</meta:editing-duration>
    <meta:editing-cycles>45</meta:editing-cycles>
    <meta:document-statistic meta:table-count="1" meta:image-count="0" meta:object-count="0" meta:page-count="2" meta:paragraph-count="42" meta:word-count="212" meta:character-count="1888" meta:non-whitespace-character-count="1639"/>
  </office:meta>
</office:document-meta>
</file>